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experimentDesign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distractor</text:p>
          </table:table-cell>
          <table:table-cell table:style-name="ce1" office:value-type="string" calcext:value-type="string">
            <text:p>stepsiz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nterference</text:p>
          </table:table-cell>
          <table:table-cell table:style-name="ce1" office:value-type="string" calcext:value-type="string">
            <text:p>blockN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]=3;1;IF([.C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3]=3;1;IF([.C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]=3;1;IF([.C4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5]=3;1;IF([.C5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]=3;1;IF([.C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]=3;1;IF([.C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]=3;1;IF([.C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]=3;1;IF([.C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0]=3;1;IF([.C10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]=3;1;IF([.C11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2]=3;1;IF([.C1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3]=3;1;IF([.C1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]=3;1;IF([.C1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]=3;1;IF([.C1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]=3;1;IF([.C16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7]=3;1;IF([.C17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]=3;1;IF([.C1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9]=3;1;IF([.C1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0]=3;1;IF([.C2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]=3;1;IF([.C2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]=3;1;IF([.C22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]=3;1;IF([.C23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4]=3;1;IF([.C2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5]=3;1;IF([.C2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6]=3;1;IF([.C2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]=3;1;IF([.C2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8]=3;1;IF([.C28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9]=3;1;IF([.C29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0]=3;1;IF([.C3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1]=3;1;IF([.C3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2]=3;1;IF([.C3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3]=3;1;IF([.C3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4]=3;1;IF([.C34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5]=3;1;IF([.C35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6]=3;1;IF([.C3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37]=3;1;IF([.C3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38]=3;1;IF([.C3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39]=3;1;IF([.C3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0]=3;1;IF([.C40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1]=3;1;IF([.C41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2]=3;1;IF([.C4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3]=3;1;IF([.C4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4]=3;1;IF([.C4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5]=3;1;IF([.C4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6]=3;1;IF([.C46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7]=3;1;IF([.C47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8]=3;1;IF([.C4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49]=3;1;IF([.C4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0]=3;1;IF([.C5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1]=3;1;IF([.C5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2]=3;1;IF([.C52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3]=3;1;IF([.C53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4]=3;1;IF([.C5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5]=3;1;IF([.C5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6]=3;1;IF([.C5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7]=3;1;IF([.C5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8]=3;1;IF([.C58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59]=3;1;IF([.C59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60]=3;1;IF([.C6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61]=3;1;IF([.C6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2]=3;1;IF([.C6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3]=3;1;IF([.C6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4]=3;1;IF([.C64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5]=3;1;IF([.C65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6]=3;1;IF([.C6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7]=3;1;IF([.C6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8]=3;1;IF([.C6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69]=3;1;IF([.C6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0]=3;1;IF([.C70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1]=3;1;IF([.C71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2]=3;1;IF([.C7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3]=3;1;IF([.C7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4]=3;1;IF([.C7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5]=3;1;IF([.C7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6]=3;1;IF([.C76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7]=3;1;IF([.C77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8]=3;1;IF([.C7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79]=3;1;IF([.C7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0]=3;1;IF([.C8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1]=3;1;IF([.C8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2]=3;1;IF([.C82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3]=3;1;IF([.C83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4]=3;1;IF([.C8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5]=3;1;IF([.C8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6]=3;1;IF([.C8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7]=3;1;IF([.C8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8]=3;1;IF([.C88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89]=3;1;IF([.C89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0]=3;1;IF([.C9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1]=3;1;IF([.C9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2]=3;1;IF([.C9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3]=3;1;IF([.C9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4]=3;1;IF([.C94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5]=3;1;IF([.C95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6]=3;1;IF([.C9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97]=3;1;IF([.C9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98]=3;1;IF([.C9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99]=3;1;IF([.C9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0]=3;1;IF([.C100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1]=3;1;IF([.C101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2]=3;1;IF([.C10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3]=3;1;IF([.C10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4]=3;1;IF([.C10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5]=3;1;IF([.C10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6]=3;1;IF([.C106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7]=3;1;IF([.C107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8]=3;1;IF([.C10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09]=3;1;IF([.C10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0]=3;1;IF([.C11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1]=3;1;IF([.C11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2]=3;1;IF([.C112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3]=3;1;IF([.C113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4]=3;1;IF([.C11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5]=3;1;IF([.C11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6]=3;1;IF([.C11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7]=3;1;IF([.C11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8]=3;1;IF([.C118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19]=3;1;IF([.C119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20]=3;1;IF([.C12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21]=3;1;IF([.C12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2]=3;1;IF([.C12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3]=3;1;IF([.C12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4]=3;1;IF([.C124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5]=3;1;IF([.C125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6]=3;1;IF([.C12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7]=3;1;IF([.C12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8]=3;1;IF([.C12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29]=3;1;IF([.C12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30]=3;1;IF([.C130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31]=3;1;IF([.C131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32]=3;1;IF([.C13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33]=3;1;IF([.C13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34]=3;1;IF([.C13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35]=3;1;IF([.C13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36]=3;1;IF([.C136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37]=3;1;IF([.C137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38]=3;1;IF([.C13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39]=3;1;IF([.C13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0]=3;1;IF([.C14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1]=3;1;IF([.C14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2]=3;1;IF([.C142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3]=3;1;IF([.C143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4]=3;1;IF([.C14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5]=3;1;IF([.C14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6]=3;1;IF([.C14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7]=3;1;IF([.C14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8]=3;1;IF([.C148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49]=3;1;IF([.C149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0]=3;1;IF([.C15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1]=3;1;IF([.C15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2]=3;1;IF([.C15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3]=3;1;IF([.C15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4]=3;1;IF([.C154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5]=3;1;IF([.C155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6]=3;1;IF([.C15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7]=3;1;IF([.C15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8]=3;1;IF([.C15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59]=3;1;IF([.C15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0]=3;1;IF([.C160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1]=3;1;IF([.C161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2]=3;1;IF([.C16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3]=3;1;IF([.C16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4]=3;1;IF([.C16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5]=3;1;IF([.C16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6]=3;1;IF([.C166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7]=3;1;IF([.C167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8]=3;1;IF([.C16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69]=3;1;IF([.C16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0]=3;1;IF([.C17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1]=3;1;IF([.C17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2]=3;1;IF([.C172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3]=3;1;IF([.C173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4]=3;1;IF([.C17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5]=3;1;IF([.C17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6]=3;1;IF([.C17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7]=3;1;IF([.C17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8]=3;1;IF([.C178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79]=3;1;IF([.C179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80]=3;1;IF([.C18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81]=3;1;IF([.C18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2]=3;1;IF([.C18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3]=3;1;IF([.C18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4]=3;1;IF([.C184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5]=3;1;IF([.C185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6]=3;1;IF([.C18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7]=3;1;IF([.C18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8]=3;1;IF([.C18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89]=3;1;IF([.C18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90]=3;1;IF([.C190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91]=3;1;IF([.C191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92]=3;1;IF([.C19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193]=3;1;IF([.C19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94]=3;1;IF([.C19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95]=3;1;IF([.C19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96]=3;1;IF([.C196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97]=3;1;IF([.C197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98]=3;1;IF([.C198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199]=3;1;IF([.C199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00]=3;1;IF([.C20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01]=3;1;IF([.C20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02]=3;1;IF([.C202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03]=3;1;IF([.C203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04]=3;1;IF([.C204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05]=3;1;IF([.C205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06]=3;1;IF([.C20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07]=3;1;IF([.C20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08]=3;1;IF([.C208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09]=3;1;IF([.C209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0]=3;1;IF([.C210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1]=3;1;IF([.C211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2]=3;1;IF([.C212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3]=3;1;IF([.C213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4]=3;1;IF([.C214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5]=3;1;IF([.C215]=4;1;0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6]=3;1;IF([.C216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7]=3;1;IF([.C217]=4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8]=3;1;IF([.C21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19]=3;1;IF([.C21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0]=3;1;IF([.C220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1]=3;1;IF([.C221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2]=3;1;IF([.C22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3]=3;1;IF([.C22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4]=3;1;IF([.C22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5]=3;1;IF([.C22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6]=3;1;IF([.C226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7]=3;1;IF([.C227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8]=3;1;IF([.C22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29]=3;1;IF([.C22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0]=3;1;IF([.C23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1]=3;1;IF([.C23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2]=3;1;IF([.C232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3]=3;1;IF([.C233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4]=3;1;IF([.C23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5]=3;1;IF([.C23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6]=3;1;IF([.C23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7]=3;1;IF([.C23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8]=3;1;IF([.C238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39]=3;1;IF([.C239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40]=3;1;IF([.C24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41]=3;1;IF([.C24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2]=3;1;IF([.C24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3]=3;1;IF([.C24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4]=3;1;IF([.C244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5]=3;1;IF([.C245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6]=3;1;IF([.C24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7]=3;1;IF([.C24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8]=3;1;IF([.C24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49]=3;1;IF([.C24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50]=3;1;IF([.C250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51]=3;1;IF([.C251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52]=3;1;IF([.C25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53]=3;1;IF([.C25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54]=3;1;IF([.C25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55]=3;1;IF([.C25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56]=3;1;IF([.C256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57]=3;1;IF([.C257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58]=3;1;IF([.C25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59]=3;1;IF([.C25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60]=3;1;IF([.C26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61]=3;1;IF([.C26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62]=3;1;IF([.C262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63]=3;1;IF([.C263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64]=3;1;IF([.C26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65]=3;1;IF([.C26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66]=3;1;IF([.C26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67]=3;1;IF([.C26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68]=3;1;IF([.C268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69]=3;1;IF([.C269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0]=3;1;IF([.C270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1]=3;1;IF([.C271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2]=3;1;IF([.C27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3]=3;1;IF([.C27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4]=3;1;IF([.C274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5]=3;1;IF([.C275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6]=3;1;IF([.C276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ween</text:p>
          </table:table-cell>
          <table:table-cell table:formula="of:=IF([.C277]=3;1;IF([.C277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78]=3;1;IF([.C27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79]=3;1;IF([.C27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0]=3;1;IF([.C280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1]=3;1;IF([.C281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2]=3;1;IF([.C282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3]=3;1;IF([.C283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4]=3;1;IF([.C284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5]=3;1;IF([.C285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6]=3;1;IF([.C286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7]=3;1;IF([.C287]=4;1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8]=3;1;IF([.C288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table:formula="of:=IF([.C289]=3;1;IF([.C289]=4;1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no interferenc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ithin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tween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interferenc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ithin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tween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SUM([.I293:.J294])*2" office:value-type="float" office:value="96" calcext:value-type="float">
            <text:p>96</text:p>
          </table:table-cell>
        </table:table-row>
      </table:table>
      <table:table table:name="testStimuli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];&quot;, vf: '&quot;;[.B2];&quot;', position: &quot;;[.C2];&quot;, target: '&quot;;[.D2];&quot;', distractor: '&quot;;[.E2];;&quot;'}},&quot;)" office:value-type="string" office:string-value="{stimulus: {id: 1, vf: 'LVF', position: 1, target: 'A1', distractor: 'A2'}}," calcext:value-type="string">
            <text:p>{stimulus: {id: 1, vf: 'LVF', position: 1, target: 'A1', distractor: 'A2'}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];&quot;, vf: '&quot;;[.B3];&quot;', position: &quot;;[.C3];&quot;, target: '&quot;;[.D3];&quot;', distractor: '&quot;;[.E3];;&quot;'}},&quot;)" office:value-type="string" office:string-value="{stimulus: {id: 2, vf: 'LVF', position: 2, target: 'A1', distractor: 'A2'}}," calcext:value-type="string">
            <text:p>{stimulus: {id: 2, vf: 'LVF', position: 2, target: 'A1', distractor: 'A2'}}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];&quot;, vf: '&quot;;[.B4];&quot;', position: &quot;;[.C4];&quot;, target: '&quot;;[.D4];&quot;', distractor: '&quot;;[.E4];;&quot;'}},&quot;)" office:value-type="string" office:string-value="{stimulus: {id: 3, vf: 'LVF', position: 3, target: 'A1', distractor: 'A2'}}," calcext:value-type="string">
            <text:p>{stimulus: {id: 3, vf: 'LVF', position: 3, target: 'A1', distractor: 'A2'}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];&quot;, vf: '&quot;;[.B5];&quot;', position: &quot;;[.C5];&quot;, target: '&quot;;[.D5];&quot;', distractor: '&quot;;[.E5];;&quot;'}},&quot;)" office:value-type="string" office:string-value="{stimulus: {id: 4, vf: 'LVF', position: 4, target: 'A1', distractor: 'A2'}}," calcext:value-type="string">
            <text:p>{stimulus: {id: 4, vf: 'LVF', position: 4, target: 'A1', distractor: 'A2'}}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];&quot;, vf: '&quot;;[.B6];&quot;', position: &quot;;[.C6];&quot;, target: '&quot;;[.D6];&quot;', distractor: '&quot;;[.E6];;&quot;'}},&quot;)" office:value-type="string" office:string-value="{stimulus: {id: 5, vf: 'LVF', position: 5, target: 'A1', distractor: 'A2'}}," calcext:value-type="string">
            <text:p>{stimulus: {id: 5, vf: 'LVF', position: 5, target: 'A1', distractor: 'A2'}}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7];&quot;, vf: '&quot;;[.B7];&quot;', position: &quot;;[.C7];&quot;, target: '&quot;;[.D7];&quot;', distractor: '&quot;;[.E7];;&quot;'}},&quot;)" office:value-type="string" office:string-value="{stimulus: {id: 6, vf: 'LVF', position: 6, target: 'A1', distractor: 'A2'}}," calcext:value-type="string">
            <text:p>{stimulus: {id: 6, vf: 'LVF', position: 6, target: 'A1', distractor: 'A2'}}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8];&quot;, vf: '&quot;;[.B8];&quot;', position: &quot;;[.C8];&quot;, target: '&quot;;[.D8];&quot;', distractor: '&quot;;[.E8];;&quot;'}},&quot;)" office:value-type="string" office:string-value="{stimulus: {id: 7, vf: 'RVF', position: 1, target: 'A1', distractor: 'A2'}}," calcext:value-type="string">
            <text:p>{stimulus: {id: 7, vf: 'RVF', position: 1, target: 'A1', distractor: 'A2'}}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9];&quot;, vf: '&quot;;[.B9];&quot;', position: &quot;;[.C9];&quot;, target: '&quot;;[.D9];&quot;', distractor: '&quot;;[.E9];;&quot;'}},&quot;)" office:value-type="string" office:string-value="{stimulus: {id: 8, vf: 'RVF', position: 2, target: 'A1', distractor: 'A2'}}," calcext:value-type="string">
            <text:p>{stimulus: {id: 8, vf: 'RVF', position: 2, target: 'A1', distractor: 'A2'}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0];&quot;, vf: '&quot;;[.B10];&quot;', position: &quot;;[.C10];&quot;, target: '&quot;;[.D10];&quot;', distractor: '&quot;;[.E10];;&quot;'}},&quot;)" office:value-type="string" office:string-value="{stimulus: {id: 9, vf: 'RVF', position: 3, target: 'A1', distractor: 'A2'}}," calcext:value-type="string">
            <text:p>{stimulus: {id: 9, vf: 'RVF', position: 3, target: 'A1', distractor: 'A2'}}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1];&quot;, vf: '&quot;;[.B11];&quot;', position: &quot;;[.C11];&quot;, target: '&quot;;[.D11];&quot;', distractor: '&quot;;[.E11];;&quot;'}},&quot;)" office:value-type="string" office:string-value="{stimulus: {id: 10, vf: 'RVF', position: 4, target: 'A1', distractor: 'A2'}}," calcext:value-type="string">
            <text:p>{stimulus: {id: 10, vf: 'RVF', position: 4, target: 'A1', distractor: 'A2'}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2];&quot;, vf: '&quot;;[.B12];&quot;', position: &quot;;[.C12];&quot;, target: '&quot;;[.D12];&quot;', distractor: '&quot;;[.E12];;&quot;'}},&quot;)" office:value-type="string" office:string-value="{stimulus: {id: 11, vf: 'RVF', position: 5, target: 'A1', distractor: 'A2'}}," calcext:value-type="string">
            <text:p>{stimulus: {id: 11, vf: 'RVF', position: 5, target: 'A1', distractor: 'A2'}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3];&quot;, vf: '&quot;;[.B13];&quot;', position: &quot;;[.C13];&quot;, target: '&quot;;[.D13];&quot;', distractor: '&quot;;[.E13];;&quot;'}},&quot;)" office:value-type="string" office:string-value="{stimulus: {id: 12, vf: 'RVF', position: 6, target: 'A1', distractor: 'A2'}}," calcext:value-type="string">
            <text:p>{stimulus: {id: 12, vf: 'RVF', position: 6, target: 'A1', distractor: 'A2'}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4];&quot;, vf: '&quot;;[.B14];&quot;', position: &quot;;[.C14];&quot;, target: '&quot;;[.D14];&quot;', distractor: '&quot;;[.E14];;&quot;'}},&quot;)" office:value-type="string" office:string-value="{stimulus: {id: 13, vf: 'LVF', position: 1, target: 'B2', distractor: 'B1'}}," calcext:value-type="string">
            <text:p>{stimulus: {id: 13, vf: 'LVF', position: 1, target: 'B2', distractor: 'B1'}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5];&quot;, vf: '&quot;;[.B15];&quot;', position: &quot;;[.C15];&quot;, target: '&quot;;[.D15];&quot;', distractor: '&quot;;[.E15];;&quot;'}},&quot;)" office:value-type="string" office:string-value="{stimulus: {id: 14, vf: 'LVF', position: 2, target: 'B2', distractor: 'B1'}}," calcext:value-type="string">
            <text:p>{stimulus: {id: 14, vf: 'LVF', position: 2, target: 'B2', distractor: 'B1'}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6];&quot;, vf: '&quot;;[.B16];&quot;', position: &quot;;[.C16];&quot;, target: '&quot;;[.D16];&quot;', distractor: '&quot;;[.E16];;&quot;'}},&quot;)" office:value-type="string" office:string-value="{stimulus: {id: 15, vf: 'LVF', position: 3, target: 'B2', distractor: 'B1'}}," calcext:value-type="string">
            <text:p>{stimulus: {id: 15, vf: 'LVF', position: 3, target: 'B2', distractor: 'B1'}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7];&quot;, vf: '&quot;;[.B17];&quot;', position: &quot;;[.C17];&quot;, target: '&quot;;[.D17];&quot;', distractor: '&quot;;[.E17];;&quot;'}},&quot;)" office:value-type="string" office:string-value="{stimulus: {id: 16, vf: 'LVF', position: 4, target: 'B2', distractor: 'B1'}}," calcext:value-type="string">
            <text:p>{stimulus: {id: 16, vf: 'LVF', position: 4, target: 'B2', distractor: 'B1'}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8];&quot;, vf: '&quot;;[.B18];&quot;', position: &quot;;[.C18];&quot;, target: '&quot;;[.D18];&quot;', distractor: '&quot;;[.E18];;&quot;'}},&quot;)" office:value-type="string" office:string-value="{stimulus: {id: 17, vf: 'LVF', position: 5, target: 'B2', distractor: 'B1'}}," calcext:value-type="string">
            <text:p>{stimulus: {id: 17, vf: 'LVF', position: 5, target: 'B2', distractor: 'B1'}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19];&quot;, vf: '&quot;;[.B19];&quot;', position: &quot;;[.C19];&quot;, target: '&quot;;[.D19];&quot;', distractor: '&quot;;[.E19];;&quot;'}},&quot;)" office:value-type="string" office:string-value="{stimulus: {id: 18, vf: 'LVF', position: 6, target: 'B2', distractor: 'B1'}}," calcext:value-type="string">
            <text:p>{stimulus: {id: 18, vf: 'LVF', position: 6, target: 'B2', distractor: 'B1'}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0];&quot;, vf: '&quot;;[.B20];&quot;', position: &quot;;[.C20];&quot;, target: '&quot;;[.D20];&quot;', distractor: '&quot;;[.E20];;&quot;'}},&quot;)" office:value-type="string" office:string-value="{stimulus: {id: 19, vf: 'RVF', position: 1, target: 'B2', distractor: 'B1'}}," calcext:value-type="string">
            <text:p>{stimulus: {id: 19, vf: 'RVF', position: 1, target: 'B2', distractor: 'B1'}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1];&quot;, vf: '&quot;;[.B21];&quot;', position: &quot;;[.C21];&quot;, target: '&quot;;[.D21];&quot;', distractor: '&quot;;[.E21];;&quot;'}},&quot;)" office:value-type="string" office:string-value="{stimulus: {id: 20, vf: 'RVF', position: 2, target: 'B2', distractor: 'B1'}}," calcext:value-type="string">
            <text:p>{stimulus: {id: 20, vf: 'RVF', position: 2, target: 'B2', distractor: 'B1'}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2];&quot;, vf: '&quot;;[.B22];&quot;', position: &quot;;[.C22];&quot;, target: '&quot;;[.D22];&quot;', distractor: '&quot;;[.E22];;&quot;'}},&quot;)" office:value-type="string" office:string-value="{stimulus: {id: 21, vf: 'RVF', position: 3, target: 'B2', distractor: 'B1'}}," calcext:value-type="string">
            <text:p>{stimulus: {id: 21, vf: 'RVF', position: 3, target: 'B2', distractor: 'B1'}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3];&quot;, vf: '&quot;;[.B23];&quot;', position: &quot;;[.C23];&quot;, target: '&quot;;[.D23];&quot;', distractor: '&quot;;[.E23];;&quot;'}},&quot;)" office:value-type="string" office:string-value="{stimulus: {id: 22, vf: 'RVF', position: 4, target: 'B2', distractor: 'B1'}}," calcext:value-type="string">
            <text:p>{stimulus: {id: 22, vf: 'RVF', position: 4, target: 'B2', distractor: 'B1'}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4];&quot;, vf: '&quot;;[.B24];&quot;', position: &quot;;[.C24];&quot;, target: '&quot;;[.D24];&quot;', distractor: '&quot;;[.E24];;&quot;'}},&quot;)" office:value-type="string" office:string-value="{stimulus: {id: 23, vf: 'RVF', position: 5, target: 'B2', distractor: 'B1'}}," calcext:value-type="string">
            <text:p>{stimulus: {id: 23, vf: 'RVF', position: 5, target: 'B2', distractor: 'B1'}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5];&quot;, vf: '&quot;;[.B25];&quot;', position: &quot;;[.C25];&quot;, target: '&quot;;[.D25];&quot;', distractor: '&quot;;[.E25];;&quot;'}},&quot;)" office:value-type="string" office:string-value="{stimulus: {id: 24, vf: 'RVF', position: 6, target: 'B2', distractor: 'B1'}}," calcext:value-type="string">
            <text:p>{stimulus: {id: 24, vf: 'RVF', position: 6, target: 'B2', distractor: 'B1'}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6];&quot;, vf: '&quot;;[.B26];&quot;', position: &quot;;[.C26];&quot;, target: '&quot;;[.D26];&quot;', distractor: '&quot;;[.E26];;&quot;'}},&quot;)" office:value-type="string" office:string-value="{stimulus: {id: 25, vf: 'LVF', position: 1, target: 'B2', distractor: 'A1'}}," calcext:value-type="string">
            <text:p>{stimulus: {id: 25, vf: 'LVF', position: 1, target: 'B2', distractor: 'A1'}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7];&quot;, vf: '&quot;;[.B27];&quot;', position: &quot;;[.C27];&quot;, target: '&quot;;[.D27];&quot;', distractor: '&quot;;[.E27];;&quot;'}},&quot;)" office:value-type="string" office:string-value="{stimulus: {id: 26, vf: 'LVF', position: 2, target: 'B2', distractor: 'A1'}}," calcext:value-type="string">
            <text:p>{stimulus: {id: 26, vf: 'LVF', position: 2, target: 'B2', distractor: 'A1'}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8];&quot;, vf: '&quot;;[.B28];&quot;', position: &quot;;[.C28];&quot;, target: '&quot;;[.D28];&quot;', distractor: '&quot;;[.E28];;&quot;'}},&quot;)" office:value-type="string" office:string-value="{stimulus: {id: 27, vf: 'LVF', position: 3, target: 'B2', distractor: 'A1'}}," calcext:value-type="string">
            <text:p>{stimulus: {id: 27, vf: 'LVF', position: 3, target: 'B2', distractor: 'A1'}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29];&quot;, vf: '&quot;;[.B29];&quot;', position: &quot;;[.C29];&quot;, target: '&quot;;[.D29];&quot;', distractor: '&quot;;[.E29];;&quot;'}},&quot;)" office:value-type="string" office:string-value="{stimulus: {id: 28, vf: 'LVF', position: 4, target: 'B2', distractor: 'A1'}}," calcext:value-type="string">
            <text:p>{stimulus: {id: 28, vf: 'LVF', position: 4, target: 'B2', distractor: 'A1'}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0];&quot;, vf: '&quot;;[.B30];&quot;', position: &quot;;[.C30];&quot;, target: '&quot;;[.D30];&quot;', distractor: '&quot;;[.E30];;&quot;'}},&quot;)" office:value-type="string" office:string-value="{stimulus: {id: 29, vf: 'LVF', position: 5, target: 'B2', distractor: 'A1'}}," calcext:value-type="string">
            <text:p>{stimulus: {id: 29, vf: 'LVF', position: 5, target: 'B2', distractor: 'A1'}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1];&quot;, vf: '&quot;;[.B31];&quot;', position: &quot;;[.C31];&quot;, target: '&quot;;[.D31];&quot;', distractor: '&quot;;[.E31];;&quot;'}},&quot;)" office:value-type="string" office:string-value="{stimulus: {id: 30, vf: 'LVF', position: 6, target: 'B2', distractor: 'A1'}}," calcext:value-type="string">
            <text:p>{stimulus: {id: 30, vf: 'LVF', position: 6, target: 'B2', distractor: 'A1'}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2];&quot;, vf: '&quot;;[.B32];&quot;', position: &quot;;[.C32];&quot;, target: '&quot;;[.D32];&quot;', distractor: '&quot;;[.E32];;&quot;'}},&quot;)" office:value-type="string" office:string-value="{stimulus: {id: 31, vf: 'RVF', position: 1, target: 'B2', distractor: 'A1'}}," calcext:value-type="string">
            <text:p>{stimulus: {id: 31, vf: 'RVF', position: 1, target: 'B2', distractor: 'A1'}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3];&quot;, vf: '&quot;;[.B33];&quot;', position: &quot;;[.C33];&quot;, target: '&quot;;[.D33];&quot;', distractor: '&quot;;[.E33];;&quot;'}},&quot;)" office:value-type="string" office:string-value="{stimulus: {id: 32, vf: 'RVF', position: 2, target: 'B2', distractor: 'A1'}}," calcext:value-type="string">
            <text:p>{stimulus: {id: 32, vf: 'RVF', position: 2, target: 'B2', distractor: 'A1'}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4];&quot;, vf: '&quot;;[.B34];&quot;', position: &quot;;[.C34];&quot;, target: '&quot;;[.D34];&quot;', distractor: '&quot;;[.E34];;&quot;'}},&quot;)" office:value-type="string" office:string-value="{stimulus: {id: 33, vf: 'RVF', position: 3, target: 'B2', distractor: 'A1'}}," calcext:value-type="string">
            <text:p>{stimulus: {id: 33, vf: 'RVF', position: 3, target: 'B2', distractor: 'A1'}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5];&quot;, vf: '&quot;;[.B35];&quot;', position: &quot;;[.C35];&quot;, target: '&quot;;[.D35];&quot;', distractor: '&quot;;[.E35];;&quot;'}},&quot;)" office:value-type="string" office:string-value="{stimulus: {id: 34, vf: 'RVF', position: 4, target: 'B2', distractor: 'A1'}}," calcext:value-type="string">
            <text:p>{stimulus: {id: 34, vf: 'RVF', position: 4, target: 'B2', distractor: 'A1'}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6];&quot;, vf: '&quot;;[.B36];&quot;', position: &quot;;[.C36];&quot;, target: '&quot;;[.D36];&quot;', distractor: '&quot;;[.E36];;&quot;'}},&quot;)" office:value-type="string" office:string-value="{stimulus: {id: 35, vf: 'RVF', position: 5, target: 'B2', distractor: 'A1'}}," calcext:value-type="string">
            <text:p>{stimulus: {id: 35, vf: 'RVF', position: 5, target: 'B2', distractor: 'A1'}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7];&quot;, vf: '&quot;;[.B37];&quot;', position: &quot;;[.C37];&quot;, target: '&quot;;[.D37];&quot;', distractor: '&quot;;[.E37];;&quot;'}},&quot;)" office:value-type="string" office:string-value="{stimulus: {id: 36, vf: 'RVF', position: 6, target: 'B2', distractor: 'A1'}}," calcext:value-type="string">
            <text:p>{stimulus: {id: 36, vf: 'RVF', position: 6, target: 'B2', distractor: 'A1'}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8];&quot;, vf: '&quot;;[.B38];&quot;', position: &quot;;[.C38];&quot;, target: '&quot;;[.D38];&quot;', distractor: '&quot;;[.E38];;&quot;'}},&quot;)" office:value-type="string" office:string-value="{stimulus: {id: 37, vf: 'LVF', position: 1, target: 'A2', distractor: 'A1'}}," calcext:value-type="string">
            <text:p>{stimulus: {id: 37, vf: 'LVF', position: 1, target: 'A2', distractor: 'A1'}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39];&quot;, vf: '&quot;;[.B39];&quot;', position: &quot;;[.C39];&quot;, target: '&quot;;[.D39];&quot;', distractor: '&quot;;[.E39];;&quot;'}},&quot;)" office:value-type="string" office:string-value="{stimulus: {id: 38, vf: 'LVF', position: 2, target: 'A2', distractor: 'A1'}}," calcext:value-type="string">
            <text:p>{stimulus: {id: 38, vf: 'LVF', position: 2, target: 'A2', distractor: 'A1'}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0];&quot;, vf: '&quot;;[.B40];&quot;', position: &quot;;[.C40];&quot;, target: '&quot;;[.D40];&quot;', distractor: '&quot;;[.E40];;&quot;'}},&quot;)" office:value-type="string" office:string-value="{stimulus: {id: 39, vf: 'LVF', position: 3, target: 'A2', distractor: 'A1'}}," calcext:value-type="string">
            <text:p>{stimulus: {id: 39, vf: 'LVF', position: 3, target: 'A2', distractor: 'A1'}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1];&quot;, vf: '&quot;;[.B41];&quot;', position: &quot;;[.C41];&quot;, target: '&quot;;[.D41];&quot;', distractor: '&quot;;[.E41];;&quot;'}},&quot;)" office:value-type="string" office:string-value="{stimulus: {id: 40, vf: 'LVF', position: 4, target: 'A2', distractor: 'A1'}}," calcext:value-type="string">
            <text:p>{stimulus: {id: 40, vf: 'LVF', position: 4, target: 'A2', distractor: 'A1'}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2];&quot;, vf: '&quot;;[.B42];&quot;', position: &quot;;[.C42];&quot;, target: '&quot;;[.D42];&quot;', distractor: '&quot;;[.E42];;&quot;'}},&quot;)" office:value-type="string" office:string-value="{stimulus: {id: 41, vf: 'LVF', position: 5, target: 'A2', distractor: 'A1'}}," calcext:value-type="string">
            <text:p>{stimulus: {id: 41, vf: 'LVF', position: 5, target: 'A2', distractor: 'A1'}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3];&quot;, vf: '&quot;;[.B43];&quot;', position: &quot;;[.C43];&quot;, target: '&quot;;[.D43];&quot;', distractor: '&quot;;[.E43];;&quot;'}},&quot;)" office:value-type="string" office:string-value="{stimulus: {id: 42, vf: 'LVF', position: 6, target: 'A2', distractor: 'A1'}}," calcext:value-type="string">
            <text:p>{stimulus: {id: 42, vf: 'LVF', position: 6, target: 'A2', distractor: 'A1'}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4];&quot;, vf: '&quot;;[.B44];&quot;', position: &quot;;[.C44];&quot;, target: '&quot;;[.D44];&quot;', distractor: '&quot;;[.E44];;&quot;'}},&quot;)" office:value-type="string" office:string-value="{stimulus: {id: 43, vf: 'RVF', position: 1, target: 'A2', distractor: 'A1'}}," calcext:value-type="string">
            <text:p>{stimulus: {id: 43, vf: 'RVF', position: 1, target: 'A2', distractor: 'A1'}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5];&quot;, vf: '&quot;;[.B45];&quot;', position: &quot;;[.C45];&quot;, target: '&quot;;[.D45];&quot;', distractor: '&quot;;[.E45];;&quot;'}},&quot;)" office:value-type="string" office:string-value="{stimulus: {id: 44, vf: 'RVF', position: 2, target: 'A2', distractor: 'A1'}}," calcext:value-type="string">
            <text:p>{stimulus: {id: 44, vf: 'RVF', position: 2, target: 'A2', distractor: 'A1'}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6];&quot;, vf: '&quot;;[.B46];&quot;', position: &quot;;[.C46];&quot;, target: '&quot;;[.D46];&quot;', distractor: '&quot;;[.E46];;&quot;'}},&quot;)" office:value-type="string" office:string-value="{stimulus: {id: 45, vf: 'RVF', position: 3, target: 'A2', distractor: 'A1'}}," calcext:value-type="string">
            <text:p>{stimulus: {id: 45, vf: 'RVF', position: 3, target: 'A2', distractor: 'A1'}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7];&quot;, vf: '&quot;;[.B47];&quot;', position: &quot;;[.C47];&quot;, target: '&quot;;[.D47];&quot;', distractor: '&quot;;[.E47];;&quot;'}},&quot;)" office:value-type="string" office:string-value="{stimulus: {id: 46, vf: 'RVF', position: 4, target: 'A2', distractor: 'A1'}}," calcext:value-type="string">
            <text:p>{stimulus: {id: 46, vf: 'RVF', position: 4, target: 'A2', distractor: 'A1'}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8];&quot;, vf: '&quot;;[.B48];&quot;', position: &quot;;[.C48];&quot;, target: '&quot;;[.D48];&quot;', distractor: '&quot;;[.E48];;&quot;'}},&quot;)" office:value-type="string" office:string-value="{stimulus: {id: 47, vf: 'RVF', position: 5, target: 'A2', distractor: 'A1'}}," calcext:value-type="string">
            <text:p>{stimulus: {id: 47, vf: 'RVF', position: 5, target: 'A2', distractor: 'A1'}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49];&quot;, vf: '&quot;;[.B49];&quot;', position: &quot;;[.C49];&quot;, target: '&quot;;[.D49];&quot;', distractor: '&quot;;[.E49];;&quot;'}},&quot;)" office:value-type="string" office:string-value="{stimulus: {id: 48, vf: 'RVF', position: 6, target: 'A2', distractor: 'A1'}}," calcext:value-type="string">
            <text:p>{stimulus: {id: 48, vf: 'RVF', position: 6, target: 'A2', distractor: 'A1'}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0];&quot;, vf: '&quot;;[.B50];&quot;', position: &quot;;[.C50];&quot;, target: '&quot;;[.D50];&quot;', distractor: '&quot;;[.E50];;&quot;'}},&quot;)" office:value-type="string" office:string-value="{stimulus: {id: 49, vf: 'LVF', position: 1, target: 'A2', distractor: 'B1'}}," calcext:value-type="string">
            <text:p>{stimulus: {id: 49, vf: 'LVF', position: 1, target: 'A2', distractor: 'B1'}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1];&quot;, vf: '&quot;;[.B51];&quot;', position: &quot;;[.C51];&quot;, target: '&quot;;[.D51];&quot;', distractor: '&quot;;[.E51];;&quot;'}},&quot;)" office:value-type="string" office:string-value="{stimulus: {id: 50, vf: 'LVF', position: 2, target: 'A2', distractor: 'B1'}}," calcext:value-type="string">
            <text:p>{stimulus: {id: 50, vf: 'LVF', position: 2, target: 'A2', distractor: 'B1'}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2];&quot;, vf: '&quot;;[.B52];&quot;', position: &quot;;[.C52];&quot;, target: '&quot;;[.D52];&quot;', distractor: '&quot;;[.E52];;&quot;'}},&quot;)" office:value-type="string" office:string-value="{stimulus: {id: 51, vf: 'LVF', position: 3, target: 'A2', distractor: 'B1'}}," calcext:value-type="string">
            <text:p>{stimulus: {id: 51, vf: 'LVF', position: 3, target: 'A2', distractor: 'B1'}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3];&quot;, vf: '&quot;;[.B53];&quot;', position: &quot;;[.C53];&quot;, target: '&quot;;[.D53];&quot;', distractor: '&quot;;[.E53];;&quot;'}},&quot;)" office:value-type="string" office:string-value="{stimulus: {id: 52, vf: 'LVF', position: 4, target: 'A2', distractor: 'B1'}}," calcext:value-type="string">
            <text:p>{stimulus: {id: 52, vf: 'LVF', position: 4, target: 'A2', distractor: 'B1'}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4];&quot;, vf: '&quot;;[.B54];&quot;', position: &quot;;[.C54];&quot;, target: '&quot;;[.D54];&quot;', distractor: '&quot;;[.E54];;&quot;'}},&quot;)" office:value-type="string" office:string-value="{stimulus: {id: 53, vf: 'LVF', position: 5, target: 'A2', distractor: 'B1'}}," calcext:value-type="string">
            <text:p>{stimulus: {id: 53, vf: 'LVF', position: 5, target: 'A2', distractor: 'B1'}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5];&quot;, vf: '&quot;;[.B55];&quot;', position: &quot;;[.C55];&quot;, target: '&quot;;[.D55];&quot;', distractor: '&quot;;[.E55];;&quot;'}},&quot;)" office:value-type="string" office:string-value="{stimulus: {id: 54, vf: 'LVF', position: 6, target: 'A2', distractor: 'B1'}}," calcext:value-type="string">
            <text:p>{stimulus: {id: 54, vf: 'LVF', position: 6, target: 'A2', distractor: 'B1'}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6];&quot;, vf: '&quot;;[.B56];&quot;', position: &quot;;[.C56];&quot;, target: '&quot;;[.D56];&quot;', distractor: '&quot;;[.E56];;&quot;'}},&quot;)" office:value-type="string" office:string-value="{stimulus: {id: 55, vf: 'RVF', position: 1, target: 'A2', distractor: 'B1'}}," calcext:value-type="string">
            <text:p>{stimulus: {id: 55, vf: 'RVF', position: 1, target: 'A2', distractor: 'B1'}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7];&quot;, vf: '&quot;;[.B57];&quot;', position: &quot;;[.C57];&quot;, target: '&quot;;[.D57];&quot;', distractor: '&quot;;[.E57];;&quot;'}},&quot;)" office:value-type="string" office:string-value="{stimulus: {id: 56, vf: 'RVF', position: 2, target: 'A2', distractor: 'B1'}}," calcext:value-type="string">
            <text:p>{stimulus: {id: 56, vf: 'RVF', position: 2, target: 'A2', distractor: 'B1'}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8];&quot;, vf: '&quot;;[.B58];&quot;', position: &quot;;[.C58];&quot;, target: '&quot;;[.D58];&quot;', distractor: '&quot;;[.E58];;&quot;'}},&quot;)" office:value-type="string" office:string-value="{stimulus: {id: 57, vf: 'RVF', position: 3, target: 'A2', distractor: 'B1'}}," calcext:value-type="string">
            <text:p>{stimulus: {id: 57, vf: 'RVF', position: 3, target: 'A2', distractor: 'B1'}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59];&quot;, vf: '&quot;;[.B59];&quot;', position: &quot;;[.C59];&quot;, target: '&quot;;[.D59];&quot;', distractor: '&quot;;[.E59];;&quot;'}},&quot;)" office:value-type="string" office:string-value="{stimulus: {id: 58, vf: 'RVF', position: 4, target: 'A2', distractor: 'B1'}}," calcext:value-type="string">
            <text:p>{stimulus: {id: 58, vf: 'RVF', position: 4, target: 'A2', distractor: 'B1'}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0];&quot;, vf: '&quot;;[.B60];&quot;', position: &quot;;[.C60];&quot;, target: '&quot;;[.D60];&quot;', distractor: '&quot;;[.E60];;&quot;'}},&quot;)" office:value-type="string" office:string-value="{stimulus: {id: 59, vf: 'RVF', position: 5, target: 'A2', distractor: 'B1'}}," calcext:value-type="string">
            <text:p>{stimulus: {id: 59, vf: 'RVF', position: 5, target: 'A2', distractor: 'B1'}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1];&quot;, vf: '&quot;;[.B61];&quot;', position: &quot;;[.C61];&quot;, target: '&quot;;[.D61];&quot;', distractor: '&quot;;[.E61];;&quot;'}},&quot;)" office:value-type="string" office:string-value="{stimulus: {id: 60, vf: 'RVF', position: 6, target: 'A2', distractor: 'B1'}}," calcext:value-type="string">
            <text:p>{stimulus: {id: 60, vf: 'RVF', position: 6, target: 'A2', distractor: 'B1'}}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2];&quot;, vf: '&quot;;[.B62];&quot;', position: &quot;;[.C62];&quot;, target: '&quot;;[.D62];&quot;', distractor: '&quot;;[.E62];;&quot;'}},&quot;)" office:value-type="string" office:string-value="{stimulus: {id: 61, vf: 'LVF', position: 1, target: 'B1', distractor: 'B2'}}," calcext:value-type="string">
            <text:p>{stimulus: {id: 61, vf: 'LVF', position: 1, target: 'B1', distractor: 'B2'}}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3];&quot;, vf: '&quot;;[.B63];&quot;', position: &quot;;[.C63];&quot;, target: '&quot;;[.D63];&quot;', distractor: '&quot;;[.E63];;&quot;'}},&quot;)" office:value-type="string" office:string-value="{stimulus: {id: 62, vf: 'LVF', position: 2, target: 'B1', distractor: 'B2'}}," calcext:value-type="string">
            <text:p>{stimulus: {id: 62, vf: 'LVF', position: 2, target: 'B1', distractor: 'B2'}}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4];&quot;, vf: '&quot;;[.B64];&quot;', position: &quot;;[.C64];&quot;, target: '&quot;;[.D64];&quot;', distractor: '&quot;;[.E64];;&quot;'}},&quot;)" office:value-type="string" office:string-value="{stimulus: {id: 63, vf: 'LVF', position: 3, target: 'B1', distractor: 'B2'}}," calcext:value-type="string">
            <text:p>{stimulus: {id: 63, vf: 'LVF', position: 3, target: 'B1', distractor: 'B2'}}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5];&quot;, vf: '&quot;;[.B65];&quot;', position: &quot;;[.C65];&quot;, target: '&quot;;[.D65];&quot;', distractor: '&quot;;[.E65];;&quot;'}},&quot;)" office:value-type="string" office:string-value="{stimulus: {id: 64, vf: 'LVF', position: 4, target: 'B1', distractor: 'B2'}}," calcext:value-type="string">
            <text:p>{stimulus: {id: 64, vf: 'LVF', position: 4, target: 'B1', distractor: 'B2'}}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6];&quot;, vf: '&quot;;[.B66];&quot;', position: &quot;;[.C66];&quot;, target: '&quot;;[.D66];&quot;', distractor: '&quot;;[.E66];;&quot;'}},&quot;)" office:value-type="string" office:string-value="{stimulus: {id: 65, vf: 'LVF', position: 5, target: 'B1', distractor: 'B2'}}," calcext:value-type="string">
            <text:p>{stimulus: {id: 65, vf: 'LVF', position: 5, target: 'B1', distractor: 'B2'}}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7];&quot;, vf: '&quot;;[.B67];&quot;', position: &quot;;[.C67];&quot;, target: '&quot;;[.D67];&quot;', distractor: '&quot;;[.E67];;&quot;'}},&quot;)" office:value-type="string" office:string-value="{stimulus: {id: 66, vf: 'LVF', position: 6, target: 'B1', distractor: 'B2'}}," calcext:value-type="string">
            <text:p>{stimulus: {id: 66, vf: 'LVF', position: 6, target: 'B1', distractor: 'B2'}}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8];&quot;, vf: '&quot;;[.B68];&quot;', position: &quot;;[.C68];&quot;, target: '&quot;;[.D68];&quot;', distractor: '&quot;;[.E68];;&quot;'}},&quot;)" office:value-type="string" office:string-value="{stimulus: {id: 67, vf: 'RVF', position: 1, target: 'B1', distractor: 'B2'}}," calcext:value-type="string">
            <text:p>{stimulus: {id: 67, vf: 'RVF', position: 1, target: 'B1', distractor: 'B2'}}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69];&quot;, vf: '&quot;;[.B69];&quot;', position: &quot;;[.C69];&quot;, target: '&quot;;[.D69];&quot;', distractor: '&quot;;[.E69];;&quot;'}},&quot;)" office:value-type="string" office:string-value="{stimulus: {id: 68, vf: 'RVF', position: 2, target: 'B1', distractor: 'B2'}}," calcext:value-type="string">
            <text:p>{stimulus: {id: 68, vf: 'RVF', position: 2, target: 'B1', distractor: 'B2'}}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70];&quot;, vf: '&quot;;[.B70];&quot;', position: &quot;;[.C70];&quot;, target: '&quot;;[.D70];&quot;', distractor: '&quot;;[.E70];;&quot;'}},&quot;)" office:value-type="string" office:string-value="{stimulus: {id: 69, vf: 'RVF', position: 3, target: 'B1', distractor: 'B2'}}," calcext:value-type="string">
            <text:p>{stimulus: {id: 69, vf: 'RVF', position: 3, target: 'B1', distractor: 'B2'}}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71];&quot;, vf: '&quot;;[.B71];&quot;', position: &quot;;[.C71];&quot;, target: '&quot;;[.D71];&quot;', distractor: '&quot;;[.E71];;&quot;'}},&quot;)" office:value-type="string" office:string-value="{stimulus: {id: 70, vf: 'RVF', position: 4, target: 'B1', distractor: 'B2'}}," calcext:value-type="string">
            <text:p>{stimulus: {id: 70, vf: 'RVF', position: 4, target: 'B1', distractor: 'B2'}}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72];&quot;, vf: '&quot;;[.B72];&quot;', position: &quot;;[.C72];&quot;, target: '&quot;;[.D72];&quot;', distractor: '&quot;;[.E72];;&quot;'}},&quot;)" office:value-type="string" office:string-value="{stimulus: {id: 71, vf: 'RVF', position: 5, target: 'B1', distractor: 'B2'}}," calcext:value-type="string">
            <text:p>{stimulus: {id: 71, vf: 'RVF', position: 5, target: 'B1', distractor: 'B2'}}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{stimulus: {id: &quot;;[.A73];&quot;, vf: '&quot;;[.B73];&quot;', position: &quot;;[.C73];&quot;, target: '&quot;;[.D73];&quot;', distractor: '&quot;;[.E73];;&quot;'}},&quot;)" office:value-type="string" office:string-value="{stimulus: {id: 72, vf: 'RVF', position: 6, target: 'B1', distractor: 'B2'}}," calcext:value-type="string">
            <text:p>{stimulus: {id: 72, vf: 'RVF', position: 6, target: 'B1', distractor: 'B2'}},</text:p>
          </table:table-cell>
        </table:table-row>
      </table:table>
      <table:table table:name="practiceStimuli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distractor</text:p>
          </table:table-cell>
          <table:table-cell table:style-name="ce1" office:value-type="string" calcext:value-type="string">
            <text:p>stepsize</text:p>
          </table:table-cell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];&quot;, vf: '&quot;;[.B2];&quot;', position: &quot;;[.C2];&quot;, target: '&quot;;[.D2];&quot;', distractor: '&quot;;[.E2];;&quot;'}},&quot;)" office:value-type="string" office:string-value="{stimulus: {id: 13, vf: 'LVF', position: 1, target: 'A1', distractor: 'B1'}}," calcext:value-type="string">
            <text:p>{stimulus: {id: 13, vf: 'LVF', position: 1, target: 'A1', distractor: 'B1'}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];&quot;, vf: '&quot;;[.B3];&quot;', position: &quot;;[.C3];&quot;, target: '&quot;;[.D3];&quot;', distractor: '&quot;;[.E3];;&quot;'}},&quot;)" office:value-type="string" office:string-value="{stimulus: {id: 14, vf: 'LVF', position: 2, target: 'A1', distractor: 'B1'}}," calcext:value-type="string">
            <text:p>{stimulus: {id: 14, vf: 'LVF', position: 2, target: 'A1', distractor: 'B1'}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];&quot;, vf: '&quot;;[.B4];&quot;', position: &quot;;[.C4];&quot;, target: '&quot;;[.D4];&quot;', distractor: '&quot;;[.E4];;&quot;'}},&quot;)" office:value-type="string" office:string-value="{stimulus: {id: 15, vf: 'LVF', position: 3, target: 'A1', distractor: 'B1'}}," calcext:value-type="string">
            <text:p>{stimulus: {id: 15, vf: 'LVF', position: 3, target: 'A1', distractor: 'B1'}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5];&quot;, vf: '&quot;;[.B5];&quot;', position: &quot;;[.C5];&quot;, target: '&quot;;[.D5];&quot;', distractor: '&quot;;[.E5];;&quot;'}},&quot;)" office:value-type="string" office:string-value="{stimulus: {id: 16, vf: 'LVF', position: 4, target: 'A1', distractor: 'B1'}}," calcext:value-type="string">
            <text:p>{stimulus: {id: 16, vf: 'LVF', position: 4, target: 'A1', distractor: 'B1'}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6];&quot;, vf: '&quot;;[.B6];&quot;', position: &quot;;[.C6];&quot;, target: '&quot;;[.D6];&quot;', distractor: '&quot;;[.E6];;&quot;'}},&quot;)" office:value-type="string" office:string-value="{stimulus: {id: 17, vf: 'LVF', position: 5, target: 'A1', distractor: 'B1'}}," calcext:value-type="string">
            <text:p>{stimulus: {id: 17, vf: 'LVF', position: 5, target: 'A1', distractor: 'B1'}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7];&quot;, vf: '&quot;;[.B7];&quot;', position: &quot;;[.C7];&quot;, target: '&quot;;[.D7];&quot;', distractor: '&quot;;[.E7];;&quot;'}},&quot;)" office:value-type="string" office:string-value="{stimulus: {id: 18, vf: 'LVF', position: 6, target: 'A1', distractor: 'B1'}}," calcext:value-type="string">
            <text:p>{stimulus: {id: 18, vf: 'LVF', position: 6, target: 'A1', distractor: 'B1'}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8];&quot;, vf: '&quot;;[.B8];&quot;', position: &quot;;[.C8];&quot;, target: '&quot;;[.D8];&quot;', distractor: '&quot;;[.E8];;&quot;'}},&quot;)" office:value-type="string" office:string-value="{stimulus: {id: 19, vf: 'RVF', position: 1, target: 'A1', distractor: 'B1'}}," calcext:value-type="string">
            <text:p>{stimulus: {id: 19, vf: 'RVF', position: 1, target: 'A1', distractor: 'B1'}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9];&quot;, vf: '&quot;;[.B9];&quot;', position: &quot;;[.C9];&quot;, target: '&quot;;[.D9];&quot;', distractor: '&quot;;[.E9];;&quot;'}},&quot;)" office:value-type="string" office:string-value="{stimulus: {id: 20, vf: 'RVF', position: 2, target: 'A1', distractor: 'B1'}}," calcext:value-type="string">
            <text:p>{stimulus: {id: 20, vf: 'RVF', position: 2, target: 'A1', distractor: 'B1'}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0];&quot;, vf: '&quot;;[.B10];&quot;', position: &quot;;[.C10];&quot;, target: '&quot;;[.D10];&quot;', distractor: '&quot;;[.E10];;&quot;'}},&quot;)" office:value-type="string" office:string-value="{stimulus: {id: 21, vf: 'RVF', position: 3, target: 'A1', distractor: 'B1'}}," calcext:value-type="string">
            <text:p>{stimulus: {id: 21, vf: 'RVF', position: 3, target: 'A1', distractor: 'B1'}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1];&quot;, vf: '&quot;;[.B11];&quot;', position: &quot;;[.C11];&quot;, target: '&quot;;[.D11];&quot;', distractor: '&quot;;[.E11];;&quot;'}},&quot;)" office:value-type="string" office:string-value="{stimulus: {id: 22, vf: 'RVF', position: 4, target: 'A1', distractor: 'B1'}}," calcext:value-type="string">
            <text:p>{stimulus: {id: 22, vf: 'RVF', position: 4, target: 'A1', distractor: 'B1'}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2];&quot;, vf: '&quot;;[.B12];&quot;', position: &quot;;[.C12];&quot;, target: '&quot;;[.D12];&quot;', distractor: '&quot;;[.E12];;&quot;'}},&quot;)" office:value-type="string" office:string-value="{stimulus: {id: 23, vf: 'RVF', position: 5, target: 'A1', distractor: 'B1'}}," calcext:value-type="string">
            <text:p>{stimulus: {id: 23, vf: 'RVF', position: 5, target: 'A1', distractor: 'B1'}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3];&quot;, vf: '&quot;;[.B13];&quot;', position: &quot;;[.C13];&quot;, target: '&quot;;[.D13];&quot;', distractor: '&quot;;[.E13];;&quot;'}},&quot;)" office:value-type="string" office:string-value="{stimulus: {id: 24, vf: 'RVF', position: 6, target: 'A1', distractor: 'B1'}}," calcext:value-type="string">
            <text:p>{stimulus: {id: 24, vf: 'RVF', position: 6, target: 'A1', distractor: 'B1'}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4];&quot;, vf: '&quot;;[.B14];&quot;', position: &quot;;[.C14];&quot;, target: '&quot;;[.D14];&quot;', distractor: '&quot;;[.E14];;&quot;'}},&quot;)" office:value-type="string" office:string-value="{stimulus: {id: 37, vf: 'LVF', position: 1, target: 'B2', distractor: 'A2'}}," calcext:value-type="string">
            <text:p>{stimulus: {id: 37, vf: 'LVF', position: 1, target: 'B2', distractor: 'A2'}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5];&quot;, vf: '&quot;;[.B15];&quot;', position: &quot;;[.C15];&quot;, target: '&quot;;[.D15];&quot;', distractor: '&quot;;[.E15];;&quot;'}},&quot;)" office:value-type="string" office:string-value="{stimulus: {id: 38, vf: 'LVF', position: 2, target: 'B2', distractor: 'A2'}}," calcext:value-type="string">
            <text:p>{stimulus: {id: 38, vf: 'LVF', position: 2, target: 'B2', distractor: 'A2'}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6];&quot;, vf: '&quot;;[.B16];&quot;', position: &quot;;[.C16];&quot;, target: '&quot;;[.D16];&quot;', distractor: '&quot;;[.E16];;&quot;'}},&quot;)" office:value-type="string" office:string-value="{stimulus: {id: 39, vf: 'LVF', position: 3, target: 'B2', distractor: 'A2'}}," calcext:value-type="string">
            <text:p>{stimulus: {id: 39, vf: 'LVF', position: 3, target: 'B2', distractor: 'A2'}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7];&quot;, vf: '&quot;;[.B17];&quot;', position: &quot;;[.C17];&quot;, target: '&quot;;[.D17];&quot;', distractor: '&quot;;[.E17];;&quot;'}},&quot;)" office:value-type="string" office:string-value="{stimulus: {id: 40, vf: 'LVF', position: 4, target: 'B2', distractor: 'A2'}}," calcext:value-type="string">
            <text:p>{stimulus: {id: 40, vf: 'LVF', position: 4, target: 'B2', distractor: 'A2'}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8];&quot;, vf: '&quot;;[.B18];&quot;', position: &quot;;[.C18];&quot;, target: '&quot;;[.D18];&quot;', distractor: '&quot;;[.E18];;&quot;'}},&quot;)" office:value-type="string" office:string-value="{stimulus: {id: 41, vf: 'LVF', position: 5, target: 'B2', distractor: 'A2'}}," calcext:value-type="string">
            <text:p>{stimulus: {id: 41, vf: 'LVF', position: 5, target: 'B2', distractor: 'A2'}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19];&quot;, vf: '&quot;;[.B19];&quot;', position: &quot;;[.C19];&quot;, target: '&quot;;[.D19];&quot;', distractor: '&quot;;[.E19];;&quot;'}},&quot;)" office:value-type="string" office:string-value="{stimulus: {id: 42, vf: 'LVF', position: 6, target: 'B2', distractor: 'A2'}}," calcext:value-type="string">
            <text:p>{stimulus: {id: 42, vf: 'LVF', position: 6, target: 'B2', distractor: 'A2'}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0];&quot;, vf: '&quot;;[.B20];&quot;', position: &quot;;[.C20];&quot;, target: '&quot;;[.D20];&quot;', distractor: '&quot;;[.E20];;&quot;'}},&quot;)" office:value-type="string" office:string-value="{stimulus: {id: 43, vf: 'RVF', position: 1, target: 'B2', distractor: 'A2'}}," calcext:value-type="string">
            <text:p>{stimulus: {id: 43, vf: 'RVF', position: 1, target: 'B2', distractor: 'A2'}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1];&quot;, vf: '&quot;;[.B21];&quot;', position: &quot;;[.C21];&quot;, target: '&quot;;[.D21];&quot;', distractor: '&quot;;[.E21];;&quot;'}},&quot;)" office:value-type="string" office:string-value="{stimulus: {id: 44, vf: 'RVF', position: 2, target: 'B2', distractor: 'A2'}}," calcext:value-type="string">
            <text:p>{stimulus: {id: 44, vf: 'RVF', position: 2, target: 'B2', distractor: 'A2'}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2];&quot;, vf: '&quot;;[.B22];&quot;', position: &quot;;[.C22];&quot;, target: '&quot;;[.D22];&quot;', distractor: '&quot;;[.E22];;&quot;'}},&quot;)" office:value-type="string" office:string-value="{stimulus: {id: 45, vf: 'RVF', position: 3, target: 'B2', distractor: 'A2'}}," calcext:value-type="string">
            <text:p>{stimulus: {id: 45, vf: 'RVF', position: 3, target: 'B2', distractor: 'A2'}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3];&quot;, vf: '&quot;;[.B23];&quot;', position: &quot;;[.C23];&quot;, target: '&quot;;[.D23];&quot;', distractor: '&quot;;[.E23];;&quot;'}},&quot;)" office:value-type="string" office:string-value="{stimulus: {id: 46, vf: 'RVF', position: 4, target: 'B2', distractor: 'A2'}}," calcext:value-type="string">
            <text:p>{stimulus: {id: 46, vf: 'RVF', position: 4, target: 'B2', distractor: 'A2'}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4];&quot;, vf: '&quot;;[.B24];&quot;', position: &quot;;[.C24];&quot;, target: '&quot;;[.D24];&quot;', distractor: '&quot;;[.E24];;&quot;'}},&quot;)" office:value-type="string" office:string-value="{stimulus: {id: 47, vf: 'RVF', position: 5, target: 'B2', distractor: 'A2'}}," calcext:value-type="string">
            <text:p>{stimulus: {id: 47, vf: 'RVF', position: 5, target: 'B2', distractor: 'A2'}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5];&quot;, vf: '&quot;;[.B25];&quot;', position: &quot;;[.C25];&quot;, target: '&quot;;[.D25];&quot;', distractor: '&quot;;[.E25];;&quot;'}},&quot;)" office:value-type="string" office:string-value="{stimulus: {id: 48, vf: 'RVF', position: 6, target: 'B2', distractor: 'A2'}}," calcext:value-type="string">
            <text:p>{stimulus: {id: 48, vf: 'RVF', position: 6, target: 'B2', distractor: 'A2'}}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6];&quot;, vf: '&quot;;[.B26];&quot;', position: &quot;;[.C26];&quot;, target: '&quot;;[.D26];&quot;', distractor: '&quot;;[.E26];;&quot;'}},&quot;)" office:value-type="string" office:string-value="{stimulus: {id: 85, vf: 'LVF', position: 1, target: 'A2', distractor: 'B2'}}," calcext:value-type="string">
            <text:p>{stimulus: {id: 85, vf: 'LVF', position: 1, target: 'A2', distractor: 'B2'}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7];&quot;, vf: '&quot;;[.B27];&quot;', position: &quot;;[.C27];&quot;, target: '&quot;;[.D27];&quot;', distractor: '&quot;;[.E27];;&quot;'}},&quot;)" office:value-type="string" office:string-value="{stimulus: {id: 86, vf: 'LVF', position: 2, target: 'A2', distractor: 'B1'}}," calcext:value-type="string">
            <text:p>{stimulus: {id: 86, vf: 'LVF', position: 2, target: 'A2', distractor: 'B1'}}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8];&quot;, vf: '&quot;;[.B28];&quot;', position: &quot;;[.C28];&quot;, target: '&quot;;[.D28];&quot;', distractor: '&quot;;[.E28];;&quot;'}},&quot;)" office:value-type="string" office:string-value="{stimulus: {id: 87, vf: 'LVF', position: 3, target: 'A2', distractor: 'B1'}}," calcext:value-type="string">
            <text:p>{stimulus: {id: 87, vf: 'LVF', position: 3, target: 'A2', distractor: 'B1'}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29];&quot;, vf: '&quot;;[.B29];&quot;', position: &quot;;[.C29];&quot;, target: '&quot;;[.D29];&quot;', distractor: '&quot;;[.E29];;&quot;'}},&quot;)" office:value-type="string" office:string-value="{stimulus: {id: 88, vf: 'LVF', position: 4, target: 'A2', distractor: 'B1'}}," calcext:value-type="string">
            <text:p>{stimulus: {id: 88, vf: 'LVF', position: 4, target: 'A2', distractor: 'B1'}}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0];&quot;, vf: '&quot;;[.B30];&quot;', position: &quot;;[.C30];&quot;, target: '&quot;;[.D30];&quot;', distractor: '&quot;;[.E30];;&quot;'}},&quot;)" office:value-type="string" office:string-value="{stimulus: {id: 89, vf: 'LVF', position: 5, target: 'A2', distractor: 'B1'}}," calcext:value-type="string">
            <text:p>{stimulus: {id: 89, vf: 'LVF', position: 5, target: 'A2', distractor: 'B1'}}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1];&quot;, vf: '&quot;;[.B31];&quot;', position: &quot;;[.C31];&quot;, target: '&quot;;[.D31];&quot;', distractor: '&quot;;[.E31];;&quot;'}},&quot;)" office:value-type="string" office:string-value="{stimulus: {id: 90, vf: 'LVF', position: 6, target: 'A2', distractor: 'B1'}}," calcext:value-type="string">
            <text:p>{stimulus: {id: 90, vf: 'LVF', position: 6, target: 'A2', distractor: 'B1'}}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2];&quot;, vf: '&quot;;[.B32];&quot;', position: &quot;;[.C32];&quot;, target: '&quot;;[.D32];&quot;', distractor: '&quot;;[.E32];;&quot;'}},&quot;)" office:value-type="string" office:string-value="{stimulus: {id: 91, vf: 'RVF', position: 1, target: 'A2', distractor: 'B1'}}," calcext:value-type="string">
            <text:p>{stimulus: {id: 91, vf: 'RVF', position: 1, target: 'A2', distractor: 'B1'}}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3];&quot;, vf: '&quot;;[.B33];&quot;', position: &quot;;[.C33];&quot;, target: '&quot;;[.D33];&quot;', distractor: '&quot;;[.E33];;&quot;'}},&quot;)" office:value-type="string" office:string-value="{stimulus: {id: 92, vf: 'RVF', position: 2, target: 'A2', distractor: 'B1'}}," calcext:value-type="string">
            <text:p>{stimulus: {id: 92, vf: 'RVF', position: 2, target: 'A2', distractor: 'B1'}}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4];&quot;, vf: '&quot;;[.B34];&quot;', position: &quot;;[.C34];&quot;, target: '&quot;;[.D34];&quot;', distractor: '&quot;;[.E34];;&quot;'}},&quot;)" office:value-type="string" office:string-value="{stimulus: {id: 93, vf: 'RVF', position: 3, target: 'A2', distractor: 'B1'}}," calcext:value-type="string">
            <text:p>{stimulus: {id: 93, vf: 'RVF', position: 3, target: 'A2', distractor: 'B1'}}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5];&quot;, vf: '&quot;;[.B35];&quot;', position: &quot;;[.C35];&quot;, target: '&quot;;[.D35];&quot;', distractor: '&quot;;[.E35];;&quot;'}},&quot;)" office:value-type="string" office:string-value="{stimulus: {id: 94, vf: 'RVF', position: 4, target: 'A2', distractor: 'B1'}}," calcext:value-type="string">
            <text:p>{stimulus: {id: 94, vf: 'RVF', position: 4, target: 'A2', distractor: 'B1'}}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6];&quot;, vf: '&quot;;[.B36];&quot;', position: &quot;;[.C36];&quot;, target: '&quot;;[.D36];&quot;', distractor: '&quot;;[.E36];;&quot;'}},&quot;)" office:value-type="string" office:string-value="{stimulus: {id: 95, vf: 'RVF', position: 5, target: 'A2', distractor: 'B1'}}," calcext:value-type="string">
            <text:p>{stimulus: {id: 95, vf: 'RVF', position: 5, target: 'A2', distractor: 'B1'}}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7];&quot;, vf: '&quot;;[.B37];&quot;', position: &quot;;[.C37];&quot;, target: '&quot;;[.D37];&quot;', distractor: '&quot;;[.E37];;&quot;'}},&quot;)" office:value-type="string" office:string-value="{stimulus: {id: 96, vf: 'RVF', position: 6, target: 'A2', distractor: 'B1'}}," calcext:value-type="string">
            <text:p>{stimulus: {id: 96, vf: 'RVF', position: 6, target: 'A2', distractor: 'B1'}}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8];&quot;, vf: '&quot;;[.B38];&quot;', position: &quot;;[.C38];&quot;, target: '&quot;;[.D38];&quot;', distractor: '&quot;;[.E38];;&quot;'}},&quot;)" office:value-type="string" office:string-value="{stimulus: {id: 109, vf: 'LVF', position: 1, target: 'B1', distractor: 'A2'}}," calcext:value-type="string">
            <text:p>{stimulus: {id: 109, vf: 'LVF', position: 1, target: 'B1', distractor: 'A2'}}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39];&quot;, vf: '&quot;;[.B39];&quot;', position: &quot;;[.C39];&quot;, target: '&quot;;[.D39];&quot;', distractor: '&quot;;[.E39];;&quot;'}},&quot;)" office:value-type="string" office:string-value="{stimulus: {id: 110, vf: 'LVF', position: 2, target: 'B1', distractor: 'A2'}}," calcext:value-type="string">
            <text:p>{stimulus: {id: 110, vf: 'LVF', position: 2, target: 'B1', distractor: 'A2'}}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VF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0];&quot;, vf: '&quot;;[.B40];&quot;', position: &quot;;[.C40];&quot;, target: '&quot;;[.D40];&quot;', distractor: '&quot;;[.E40];;&quot;'}},&quot;)" office:value-type="string" office:string-value="{stimulus: {id: 111, vf: 'LVF', position: 3, target: 'B1', distractor: 'A2'}}," calcext:value-type="string">
            <text:p>{stimulus: {id: 111, vf: 'LVF', position: 3, target: 'B1', distractor: 'A2'}}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VF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1];&quot;, vf: '&quot;;[.B41];&quot;', position: &quot;;[.C41];&quot;, target: '&quot;;[.D41];&quot;', distractor: '&quot;;[.E41];;&quot;'}},&quot;)" office:value-type="string" office:string-value="{stimulus: {id: 112, vf: 'LVF', position: 4, target: 'B1', distractor: 'A2'}}," calcext:value-type="string">
            <text:p>{stimulus: {id: 112, vf: 'LVF', position: 4, target: 'B1', distractor: 'A2'}}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2];&quot;, vf: '&quot;;[.B42];&quot;', position: &quot;;[.C42];&quot;, target: '&quot;;[.D42];&quot;', distractor: '&quot;;[.E42];;&quot;'}},&quot;)" office:value-type="string" office:string-value="{stimulus: {id: 113, vf: 'LVF', position: 5, target: 'B1', distractor: 'A2'}}," calcext:value-type="string">
            <text:p>{stimulus: {id: 113, vf: 'LVF', position: 5, target: 'B1', distractor: 'A2'}}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3];&quot;, vf: '&quot;;[.B43];&quot;', position: &quot;;[.C43];&quot;, target: '&quot;;[.D43];&quot;', distractor: '&quot;;[.E43];;&quot;'}},&quot;)" office:value-type="string" office:string-value="{stimulus: {id: 114, vf: 'LVF', position: 6, target: 'B1', distractor: 'A2'}}," calcext:value-type="string">
            <text:p>{stimulus: {id: 114, vf: 'LVF', position: 6, target: 'B1', distractor: 'A2'}}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4];&quot;, vf: '&quot;;[.B44];&quot;', position: &quot;;[.C44];&quot;, target: '&quot;;[.D44];&quot;', distractor: '&quot;;[.E44];;&quot;'}},&quot;)" office:value-type="string" office:string-value="{stimulus: {id: 115, vf: 'RVF', position: 1, target: 'B1', distractor: 'A2'}}," calcext:value-type="string">
            <text:p>{stimulus: {id: 115, vf: 'RVF', position: 1, target: 'B1', distractor: 'A2'}}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5];&quot;, vf: '&quot;;[.B45];&quot;', position: &quot;;[.C45];&quot;, target: '&quot;;[.D45];&quot;', distractor: '&quot;;[.E45];;&quot;'}},&quot;)" office:value-type="string" office:string-value="{stimulus: {id: 116, vf: 'RVF', position: 2, target: 'B1', distractor: 'A2'}}," calcext:value-type="string">
            <text:p>{stimulus: {id: 116, vf: 'RVF', position: 2, target: 'B1', distractor: 'A2'}}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V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6];&quot;, vf: '&quot;;[.B46];&quot;', position: &quot;;[.C46];&quot;, target: '&quot;;[.D46];&quot;', distractor: '&quot;;[.E46];;&quot;'}},&quot;)" office:value-type="string" office:string-value="{stimulus: {id: 117, vf: 'RVF', position: 3, target: 'B1', distractor: 'A2'}}," calcext:value-type="string">
            <text:p>{stimulus: {id: 117, vf: 'RVF', position: 3, target: 'B1', distractor: 'A2'}}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V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7];&quot;, vf: '&quot;;[.B47];&quot;', position: &quot;;[.C47];&quot;, target: '&quot;;[.D47];&quot;', distractor: '&quot;;[.E47];;&quot;'}},&quot;)" office:value-type="string" office:string-value="{stimulus: {id: 118, vf: 'RVF', position: 4, target: 'B1', distractor: 'A2'}}," calcext:value-type="string">
            <text:p>{stimulus: {id: 118, vf: 'RVF', position: 4, target: 'B1', distractor: 'A2'}}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8];&quot;, vf: '&quot;;[.B48];&quot;', position: &quot;;[.C48];&quot;, target: '&quot;;[.D48];&quot;', distractor: '&quot;;[.E48];;&quot;'}},&quot;)" office:value-type="string" office:string-value="{stimulus: {id: 119, vf: 'RVF', position: 5, target: 'B1', distractor: 'A2'}}," calcext:value-type="string">
            <text:p>{stimulus: {id: 119, vf: 'RVF', position: 5, target: 'B1', distractor: 'A2'}}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V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{stimulus: {id: &quot;;[.A49];&quot;, vf: '&quot;;[.B49];&quot;', position: &quot;;[.C49];&quot;, target: '&quot;;[.D49];&quot;', distractor: '&quot;;[.E49];;&quot;'}},&quot;)" office:value-type="string" office:string-value="{stimulus: {id: 120, vf: 'RVF', position: 6, target: 'B1', distractor: 'A2'}}," calcext:value-type="string">
            <text:p>{stimulus: {id: 120, vf: 'RVF', position: 6, target: 'B1', distractor: 'A2'}},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</table:table>
      <table:table table:name="stimuliLocati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orizon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ight</text:p>
          </table:table-cell>
        </table:table-row>
      </table:table>
      <table:named-expressions/>
      <table:database-ranges>
        <table:database-range table:name="__Anonymous_Sheet_DB__2" table:target-range-address="practiceStimuli.A1:practiceStimuli.H121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5:03:49.169507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 Deyne</meta:initial-creator>
    <meta:creation-date>2018-09-03T15:51:03.853973165</meta:creation-date>
    <dc:date>2018-09-06T15:04:03.660378073</dc:date>
    <dc:creator>Simon De Deyne</dc:creator>
    <meta:editing-duration>PT1H27M</meta:editing-duration>
    <meta:editing-cycles>6</meta:editing-cycles>
    <meta:generator>LibreOffice/5.1.6.2$Linux_X86_64 LibreOffice_project/10m0$Build-2</meta:generator>
    <meta:document-statistic meta:table-count="4" meta:cell-count="3807" meta:object-count="0"/>
  </office:meta>
</office:document-meta>
</file>